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18</text:p>
          </table:table-cell>
        </table:table-row>
      </table:table>
      <table:table table:name="Requir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05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3-06T13:54:10.359000000</meta:creation-date>
    <dc:date>2025-04-06T08:46:08.898316230</dc:date>
    <meta:editing-duration>PT1H19M59S</meta:editing-duration>
    <meta:editing-cycles>9</meta:editing-cycles>
    <meta:generator>LibreOffice/6.4.7.2$Linux_X86_64 LibreOffice_project/40$Build-2</meta:generator>
    <meta:document-statistic meta:table-count="2" meta:cell-count="132" meta:object-count="0"/>
  </office:meta>
</office:document-meta>
</file>